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551434" text:style-name="L1">
        <text:list-item>
          <text:p text:style-name="P1">Allow a user to search for employees by one or more criteria</text:p>
          <text:list>
            <text:list-item>
              <text:p text:style-name="P1">EmpID</text:p>
            </text:list-item>
            <text:list-item>
              <text:p text:style-name="P1">EmpName</text:p>
            </text:list-item>
            <text:list-item>
              <text:p text:style-name="P1">EmpSupv</text:p>
            </text:list-item>
            <text:list-item>
              <text:p text:style-name="P1">Other</text:p>
              <text:list>
                <text:list-item>
                  <text:p text:style-name="P1">Return only active?</text:p>
                </text:list-item>
              </text:list>
            </text:list-item>
          </text:list>
        </text:list-item>
        <text:list-item>
          <text:p text:style-name="P1">Populate employee update screen with an editable employee record</text:p>
          <text:list>
            <text:list-item>
              <text:p text:style-name="P1">Existing record must be updated if changes are made</text:p>
            </text:list-item>
            <text:list-item>
              <text:p text:style-name="P1">Hide Search button once editable employee is entered into screen</text:p>
              <text:list>
                <text:list-item>
                  <text:p text:style-name="P1">Show Update button</text:p>
                </text:list-item>
              </text:list>
            </text:list-item>
          </text:list>
        </text:list-item>
      </text:list>
      <text:p text:style-name="Standard"/>
      <text:p text:style-name="Standard">Select </text:p>
      <text:p text:style-name="Standard"/>
      <text:p text:style-name="Standard"><text:span text:style-name="Source_20_Text">SELECT <text:s/>intempid <text:s/>, <text:s/>intempclkid <text:s/>, <text:s/>txtempfname <text:s/>, <text:s/>txtemplname <text:s/>, <text:s/>intsupvid <text:s/>, <text:s/>bolempactive <text:s/>, <text:s/>dateempdeactive <text:s/>, <text:s/>intemptimezone <text:s/><text:line-break/>FROM <text:s/>tblemployee <text:s/><text:line-break/>WHERE txtempfname = <text:s/>'Jack' </text:span><text:s/></text:p>
      <text:p text:style-name="Standard"/>
      <text:p text:style-name="Standard"><text:span text:style-name="Source_20_Text">intempclkid <text:s/></text:span></text:p>
      <text:p text:style-name="Standard"><text:span text:style-name="Source_20_Text">txtempfname</text:span></text:p>
      <text:p text:style-name="Standard"><text:span text:style-name="Source_20_Text">txtemplname</text:span></text:p>
      <text:p text:style-name="Standard"><text:span text:style-name="Source_20_Text">intsupvid</text:span></text:p>
      <text:p text:style-name="Standard"><text:span text:style-name="Source_20_Text"/></text:p>
      <text:list xml:id="list41664081" text:style-name="L2">
        <text:list-item>
          <text:p text:style-name="P2"><text:span text:style-name="Source_20_Text">Check whether the values of one of the items above has been entered</text:span></text:p>
          <text:list>
            <text:list-item>
              <text:p text:style-name="P2"><text:span text:style-name="Source_20_Text">Check to make sure they do not have just spaces entered</text:span></text:p>
            </text:list-item>
            <text:list-item>
              <text:p text:style-name="P2"><text:span text:style-name="Source_20_Text">Convert to Ucase?</text:span></text:p>
            </text:list-item>
          </text:list>
        </text:list-item>
      </text:list>
      <text:p text:style-name="Standard"><text:span text:style-name="Source_20_Text"/></text:p>
      <text:p text:style-name="Standard"><text:span text:style-name="Source_20_Text">If (trim(intempclkid) &lt;&gt; “” ){</text:span></text:p>
      <text:p text:style-name="Standard"><text:span text:style-name="Source_20_Text"><text:tab/></text:span><text:span text:style-name="Source_20_Text">SELECT <text:s/>intempid <text:s/>, <text:s/>intempclkid <text:s/>, <text:s/>txtempfname <text:s/>, <text:s/>txtemplname <text:s/>, <text:s/>intsupvid <text:s/>, <text:s/>bolempactive <text:s/>, <text:s/>dateempdeactive <text:s/>, <text:s/>intemptimezone <text:s/><text:line-break/>FROM <text:s/>tblemployee <text:s/><text:line-break/>WHERE txtempfname = <text:s/>'Jack'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If intempclkid &lt;&gt;”” intSearchCount = 1</text:span></text:p>
      <text:p text:style-name="Standard"><text:span text:style-name="Source_20_Text">if txtempfname&lt;&gt;”” intsearchcount += 3</text:span></text:p>
      <text:p text:style-name="Standard"><text:span text:style-name="Source_20_Text">txtemplname&lt;&gt;”” intSearchCount += 5</text:span></text:p>
      <text:p text:style-name="Standard"><text:span text:style-name="Source_20_Text">intsupvid&lt;&gt;”” intSearchCount = 7</text:span></text:p>
      <text:p text:style-name="Standard"><text:span text:style-name="Source_20_Text"/></text:p>
      <text:p text:style-name="Standard"><text:span text:style-name="Source_20_Text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k Robinson</meta:initial-creator>
    <meta:creation-date>2010-03-14T21:44:05.55</meta:creation-date>
    <dc:date>2010-03-14T22:16:29.03</dc:date>
    <dc:creator>Jack Robinson</dc:creator>
    <meta:editing-duration>PT00H32M29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26" meta:word-count="163" meta:character-count="1061"/>
  </office:meta>
</office:document-meta>
</file>